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824e3" officeooo:paragraph-rsid="000824e3"/>
    </style:style>
    <style:style style:name="P2" style:family="paragraph" style:parent-style-name="Text_20_body">
      <style:text-properties officeooo:rsid="00094913" officeooo:paragraph-rsid="00094913"/>
    </style:style>
    <style:style style:name="P3" style:family="paragraph" style:parent-style-name="Text_20_body">
      <style:text-properties officeooo:rsid="00094913" officeooo:paragraph-rsid="00096ed6"/>
    </style:style>
    <style:style style:name="P4" style:family="paragraph" style:parent-style-name="Text_20_body">
      <style:text-properties officeooo:rsid="00094913" officeooo:paragraph-rsid="0009b39f"/>
    </style:style>
    <style:style style:name="P5" style:family="paragraph" style:parent-style-name="Text_20_body">
      <style:text-properties officeooo:rsid="0009b39f" officeooo:paragraph-rsid="0009b39f"/>
    </style:style>
    <style:style style:name="P6" style:family="paragraph" style:parent-style-name="Text_20_body">
      <style:text-properties style:text-underline-style="solid" style:text-underline-width="auto" style:text-underline-color="font-color" officeooo:rsid="00094913" officeooo:paragraph-rsid="00094913"/>
    </style:style>
    <style:style style:name="P7" style:family="paragraph" style:parent-style-name="Text_20_body">
      <style:text-properties officeooo:rsid="000b8573" officeooo:paragraph-rsid="000b8573"/>
    </style:style>
    <style:style style:name="P8" style:family="paragraph" style:parent-style-name="Text_20_body">
      <style:text-properties officeooo:rsid="000c2165" officeooo:paragraph-rsid="000c2165"/>
    </style:style>
    <style:style style:name="T1" style:family="text">
      <style:text-properties officeooo:rsid="00096ed6"/>
    </style:style>
    <style:style style:name="T2" style:family="text">
      <style:text-properties officeooo:rsid="0009b39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lated work</text:h>
      <text:p text:style-name="Text_20_body"/>
      <text:h text:style-name="Heading_20_3" text:outline-level="3">WebJail: Least-privilege Integration of Third-party Components inWeb Mashups</text:h>
      <text:p text:style-name="Text_20_body"/>
      <text:p text:style-name="P1">We want to integrate different mashups to getter to have a better web experience.</text:p>
      <text:p text:style-name="P1">We don’t program all those mashups together because that would take out the biggest advantage of those mash ups namely the fact you don’t have to reinvent the wheel every time. </text:p>
      <text:p text:style-name="P1">When you have the source code of the mash up you don’t want to inspect everything to make sure it does not do something evil. There are some tools that can help you secure it for example Caja or FBJS. </text:p>
      <text:p text:style-name="P1">Sometimes you don’t even have the source code of the mash up.</text:p>
      <text:p text:style-name="P1"/>
      <text:p text:style-name="P1">A good solution would be to perform Least privilege integration between different mash ups. Sadly this can’t be achieved with current inclusions technique like script inclusion and sandbox (iframe)</text:p>
      <text:p text:style-name="P1"/>
      <text:p text:style-name="P6">Same-Origin Policy (SOP)</text:p>
      <text:p text:style-name="P2">SOP <text:span text:style-name="T2">makes sure</text:span> that documents retrieved from one origin is not able to access <text:span text:style-name="T1">DOM elements</text:span> from a different origin. An origin is a triple that consists out of protocol, name, port. For example</text:p>
      <text:p text:style-name="P3"><text:a xlink:type="simple" xlink:href="http://evil.be/script.js" text:style-name="Internet_20_link" text:visited-style-name="Visited_20_Internet_20_Link">http://evil.be/script.js</text:a> should not be able to access <text:a xlink:type="simple" xlink:href="http://vub.ac.be/secret.html" text:style-name="Internet_20_link" text:visited-style-name="Visited_20_Internet_20_Link">http://vub.ac.be/grades.html</text:a> this because the origin the first origin (http,evil.be,80) differ<text:span text:style-name="T1">s from the second origin (http,vub.ac.be,80).</text:span></text:p>
      <text:p text:style-name="P5">With the use of document.domain the domain of a origin can be modified although this will only work if both documents change set it to the exact same value.</text:p>
      <text:p text:style-name="P5">All other access requests will be denied.</text:p>
      <text:p text:style-name="P4"><text:span text:style-name="T1">https://www.w3.org/Security/wiki/Same_Origin_Policy</text:span> <text:line-break/><text:a xlink:type="simple" xlink:href="https://code.google.com/archive/p/browsersec/wikis/Part2.wiki" text:style-name="Internet_20_link" text:visited-style-name="Visited_20_Internet_20_Link"><text:span text:style-name="T2">https://code.google.com/archive/p/browsersec/wikis/Part2.wiki</text:span></text:a></text:p>
      <text:p text:style-name="P4"/>
      <text:p text:style-name="P7">Script inclusion</text:p>
      <text:p text:style-name="P8">Sandboxed iframe integratio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4T16:17:43.073561177</meta:creation-date>
    <dc:date>2016-05-04T18:45:24.643713028</dc:date>
    <meta:editing-duration>PT26M7S</meta:editing-duration>
    <meta:editing-cycles>1</meta:editing-cycles>
    <meta:document-statistic meta:table-count="0" meta:image-count="0" meta:object-count="0" meta:page-count="1" meta:paragraph-count="15" meta:word-count="238" meta:character-count="1569" meta:non-whitespace-character-count="1343"/>
    <meta:generator>LibreOffice/5.1.1.2$Linux_X86_64 LibreOffice_project/10m0$Build-2</meta:generator>
  </office:meta>
</office:document-meta>
</file>